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19d0f9" officeooo:paragraph-rsid="0019d0f9" style:font-size-asian="18pt" style:font-weight-asian="bold" style:font-size-complex="18pt" style:font-weight-complex="bold"/>
    </style:style>
    <style:style style:name="P3" style:family="paragraph" style:parent-style-name="Standard">
      <style:text-properties fo:font-weight="normal" officeooo:rsid="0019d0f9" officeooo:paragraph-rsid="0019d0f9" style:font-weight-asian="normal" style:font-weight-complex="normal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bb20c" officeooo:paragraph-rsid="001eef58" style:font-size-asian="18pt" style:font-weight-asian="bold" style:font-size-complex="18pt" style:font-weight-complex="bold"/>
    </style:style>
    <style:style style:name="P7" style:family="paragraph" style:parent-style-name="Standard">
      <style:text-properties officeooo:paragraph-rsid="0019d0f9"/>
    </style:style>
    <style:style style:name="P8" style:family="paragraph" style:parent-style-name="Standard">
      <style:text-properties fo:font-weight="normal" officeooo:rsid="0019d0f9" officeooo:paragraph-rsid="0019d0f9" style:font-weight-asian="normal" style:font-weight-complex="normal"/>
    </style:style>
    <style:style style:name="P9" style:family="paragraph" style:parent-style-name="Standard">
      <style:text-properties fo:font-size="12pt" fo:font-weight="normal" officeooo:rsid="001eef58" officeooo:paragraph-rsid="001eef58" style:font-size-asian="10.5pt" style:font-weight-asian="normal" style:font-size-complex="12pt" style:font-weight-complex="normal"/>
    </style:style>
    <style:style style:name="P10" style:family="paragraph" style:parent-style-name="Standard">
      <style:text-properties officeooo:paragraph-rsid="002004a0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eef58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21a890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9d0f9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bb20c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004a0" style:font-size-asian="10.5pt" style:font-weight-asian="normal" style:font-size-complex="12pt" style:font-weight-complex="normal"/>
    </style:style>
    <style:style style:name="T11" style:family="text">
      <style:text-properties fo:font-size="12pt" fo:font-weight="bold" officeooo:rsid="001bb20c" style:font-size-asian="10.5pt" style:font-weight-asian="bold" style:font-size-complex="12pt" style:font-weight-complex="bold"/>
    </style:style>
    <style:style style:name="T12" style:family="text">
      <style:text-properties officeooo:rsid="002004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rnaföll quadrant relation</text:p>
      <text:p text:style-name="P1"/>
      <text:p text:style-name="P1">Hvernig virkar hornaföll</text:p>
      <text:p text:style-name="P6">Sin </text:p>
      <text:p text:style-name="P6"><text:span text:style-name="T5">Sin er hornafall af horni og er skilgreint í tengslum við langhlið rétthyrnings fyrir tilgreint horn, það er hlutfallið milli mótlægri skammhlið og langhlið </text:span><text:span text:style-name="T4">Mynd</text:span><text:span text:style-name="T5"> </text:span></text:p>
      <text:p text:style-name="P6"><text:span text:style-name="T5">Sinus</text:span><text:span text:style-name="T6"> er skilgreint sem fyrsta hornagallið og</text:span><text:span text:style-name="T5"> er almennt notað til að lísa reglubundnu fyrirbærieins og hljóð, ljósbylgjur, hreyfingu </text:span><text:span text:style-name="T7">pendúls</text:span><text:span text:style-name="T5">, styrk sólarljós, lengd daga og afbrygði meðalhita yfir árið</text:span> </text:p>
      <text:p text:style-name="P6">Cos</text:p>
      <text:p text:style-name="P9">Cos er hornafall sem er skilgreint í rétthyrndum þrýhyrning er hlutfall milli aðlægri skammhlið og langhlið <text:span text:style-name="T3">Mynd</text:span></text:p>
      <text:p text:style-name="P10"><text:span text:style-name="T10">Cos hefur ekki takmörk fyrir töluna sem er send inn þannig að x getur verið nánast óendanlegt. Hins vegar, vegna þess er ekki hægt að skilgreina: </text:span>± <text:span text:style-name="T12">og </text:span>∞.</text:p>
      <text:p text:style-name="P9">Cos er skilgreint sem annað hornafallið og er aðalega notað sem fyrirmynd fyrir fyrirbæri eins og hljóðbylgjur eða flakk ljósstyrks og hita frá meðaltali. </text:p>
      <text:p text:style-name="P2">Tangens &amp; Cotangens</text:p>
      <text:p text:style-name="P7"><text:span text:style-name="T8">Tanges var fyrst notað af stærðfræðingnum Thomas Finck sem kynnti það kringum 1583. Cotangens kemur af orðatiltækinu </text:span><text:span text:style-name="T9">mót horn. Nafnið tangent má draga beint af skilgreiningu einingar í hring. Í rétthyrndum þrýhyrning er tangens hlutfallið milli mótlægrar skammhliðar á móti aðlægri skammhlið. Cotangens er hlutfallið milli aðlægrar skammhliðar og mótlægrar skammhliðar. </text:span><text:span text:style-name="T11">Mynd </text:span></text:p>
      <text:p text:style-name="P1">Uppruni -Palli</text:p>
      <text:p text:style-name="Standard">Þrátt fyrir að fyrsta notkunn hornafalla megi rekja aftur til fornaldar eru flest hornaföll sem notuð eru í dag þróuð á miðöldum. Strengja aðgerðin var uppgvötuð af Hippacrus af Niceru(180-125 fyrir krist) og Ptolemy af Rómversku Egyptalandi(90-165). Hægt er að rekja sinus og cosinus til jyā og koti-jyā sem á rætur í indlandi til Gupra Veldisins. Orðin, sinus og cosinus má rekja til þýðingu orðana úr Sanskrit til arabísku og svo úr arabísku yfir á latnesku.</text:p>
      <text:p text:style-name="Standard"><text:tab/>Not allra sex aðferðanna má rekja til Islamskra stærðfræðinga á 9. öld og er þekkt sem lög sinus sem var notað til að klára þríhyrninga</text:p>
      <text:p text:style-name="P1">Skilgreining - Eyþór</text:p>
      <text:p text:style-name="Standard">Hvað er hornafall</text:p>
      <text:p text:style-name="P1">Notkunn í dag - Sindri</text:p>
      <text:p text:style-name="Standard">í hvað er hornafalla reikningur notaður í í dag</text:p>
      <text:p text:style-name="P1">þróun - Sindri</text:p>
      <text:p text:style-name="Standard">hvernig hefur þetta breyst með tímanum</text:p>
      <text:p text:style-name="P1">Notkunn í forritun - Eyþór</text:p>
      <text:p text:style-name="Standard">Okkar starfsvið er forritun. Hvernig er hægt að nota hornaföll í forritun og hvernig mundum við skrifa upp formúlurnar í C#</text:p>
      <text:p text:style-name="P1"/>
      <text:p text:style-name="Standard"><text:span text:style-name="Default_20_Paragraph_20_Font"><text:span text:style-name="T1">Kynning – Palli</text:span></text:span></text:p>
      <text:p text:style-name="Standard"><text:span text:style-name="Default_20_Paragraph_20_Font"><text:span text:style-name="T2"/></text:span></text:p>
      <text:p text:style-name="P3"><text:a xlink:type="simple" xlink:href="https://de.wikipedia.org/wiki/Tangens_und_Kotangens" text:style-name="Internet_20_link" text:visited-style-name="Visited_20_Internet_20_Link">https://de.wikipedia.org/wiki/Tangens_und_Kotangens</text:a></text:p>
      <text:p text:style-name="P3"><text:a xlink:type="simple" xlink:href="https://l.facebook.com/l.php?u=https%3A%2F%2Fen.wikipedia.org%2Fwiki%2FSine&amp;h=WAQHljvzV" office:target-frame-name="_blank" xlink:show="new" text:style-name="Internet_20_link" text:visited-style-name="Visited_20_Internet_20_Link">https://en.wikipedia.org/wiki/Sine</text:a><text:line-break/><text:a xlink:type="simple" xlink:href="https://l.facebook.com/l.php?u=https%3A%2F%2Fen.wikipedia.org%2Fwiki%2FTrigonometric_functions&amp;h=WAQHljvzV" office:target-frame-name="_blank" xlink:show="new" text:style-name="Internet_20_link" text:visited-style-name="Visited_20_Internet_20_Link">https://en.wikipedia.org/wiki/Trigonometric_functions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creation-date>2016-02-25T11:08:00Z</meta:creation-date>
    <dc:date>2016-03-12T17:58:15.697306610</dc:date>
    <meta:editing-cycles>6</meta:editing-cycles>
    <meta:editing-duration>PT1H3M36S</meta:editing-duration>
    <meta:document-statistic meta:table-count="0" meta:image-count="0" meta:object-count="0" meta:page-count="1" meta:paragraph-count="25" meta:word-count="350" meta:character-count="2309" meta:non-whitespace-character-count="1977"/>
    <meta:template xlink:type="simple" xlink:actuate="onRequest" xlink:title="" xlink:href="Normal"/>
  </office:meta>
</office:document-meta>
</file>